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0e8" officeooo:paragraph-rsid="0009d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Input 1: form_1450112578767</text:p>
      <text:p text:style-name="P1"/>
      <text:p text:style-name="P1">input 2: form_1450167452593</text:p>
      <text:p text:style-name="P1"/>
      <text:p text:style-name="P1">tttt: form_1450112620045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1:06:13.694198280</meta:creation-date>
    <dc:date>2015-12-15T11:08:31.152392482</dc:date>
    <meta:editing-duration>PT2M18S</meta:editing-duration>
    <meta:editing-cycles>1</meta:editing-cycles>
    <meta:document-statistic meta:table-count="0" meta:image-count="0" meta:object-count="0" meta:page-count="1" meta:paragraph-count="3" meta:word-count="8" meta:character-count="78" meta:non-whitespace-character-count="73"/>
    <meta:generator>LibreOffice/4.4.6.3$Linux_X86_64 LibreOffice_project/40m0$Build-3</meta:generator>
  </office:meta>
</office:document-meta>
</file>